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37a3"/>
    </style:style>
    <style:style style:name="P2" style:family="paragraph" style:parent-style-name="Standard">
      <style:text-properties officeooo:rsid="00012a46" officeooo:paragraph-rsid="00012a46"/>
    </style:style>
    <style:style style:name="P3" style:family="paragraph" style:parent-style-name="Standard">
      <style:text-properties officeooo:paragraph-rsid="00012a46"/>
    </style:style>
    <style:style style:name="P4" style:family="paragraph" style:parent-style-name="Standard">
      <style:text-properties officeooo:rsid="00085c03" officeooo:paragraph-rsid="00085c03"/>
    </style:style>
    <style:style style:name="P5" style:family="paragraph" style:parent-style-name="Standard">
      <style:text-properties officeooo:rsid="00085c03" officeooo:paragraph-rsid="00096b7c"/>
    </style:style>
    <style:style style:name="P6" style:family="paragraph" style:parent-style-name="Standard">
      <style:text-properties officeooo:rsid="00096b7c" officeooo:paragraph-rsid="00096b7c"/>
    </style:style>
    <style:style style:name="P7" style:family="paragraph" style:parent-style-name="Standard">
      <style:text-properties officeooo:paragraph-rsid="001068cd"/>
    </style:style>
    <style:style style:name="P8" style:family="paragraph" style:parent-style-name="Standard">
      <style:text-properties officeooo:rsid="0019ebd1" officeooo:paragraph-rsid="0019ebd1"/>
    </style:style>
    <style:style style:name="P9" style:family="paragraph" style:parent-style-name="Standard">
      <style:text-properties officeooo:paragraph-rsid="0019ebd1"/>
    </style:style>
    <style:style style:name="P10" style:family="paragraph" style:parent-style-name="Standard">
      <style:text-properties officeooo:rsid="001ae059" officeooo:paragraph-rsid="001ae059"/>
    </style:style>
    <style:style style:name="P11" style:family="paragraph" style:parent-style-name="Standard" style:list-style-name="L1">
      <style:text-properties officeooo:rsid="001ae059" officeooo:paragraph-rsid="001ae059"/>
    </style:style>
    <style:style style:name="P12" style:family="paragraph" style:parent-style-name="Standard" style:list-style-name="L1">
      <style:text-properties officeooo:paragraph-rsid="001ae059"/>
    </style:style>
    <style:style style:name="P13" style:family="paragraph" style:parent-style-name="Standard">
      <style:text-properties officeooo:rsid="001bcb8c" officeooo:paragraph-rsid="001bcb8c"/>
    </style:style>
    <style:style style:name="P14" style:family="paragraph" style:parent-style-name="Standard">
      <style:text-properties officeooo:rsid="001bcb8c" officeooo:paragraph-rsid="001d40a1"/>
    </style:style>
    <style:style style:name="P15" style:family="paragraph" style:parent-style-name="Standard">
      <style:text-properties officeooo:rsid="001e33c4" officeooo:paragraph-rsid="001e33c4"/>
    </style:style>
    <style:style style:name="P16" style:family="paragraph" style:parent-style-name="Standard">
      <style:paragraph-properties fo:text-align="start" style:justify-single-word="false" style:writing-mode="lr-tb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028669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0286db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041766"/>
    </style:style>
    <style:style style:name="P20" style:family="paragraph" style:parent-style-name="Standard">
      <style:paragraph-properties fo:text-align="start" style:justify-single-word="false" style:writing-mode="lr-tb"/>
      <style:text-properties officeooo:rsid="00028669" officeooo:paragraph-rsid="00028669"/>
    </style:style>
    <style:style style:name="P21" style:family="paragraph" style:parent-style-name="Standard">
      <style:paragraph-properties fo:text-align="start" style:justify-single-word="false" style:writing-mode="lr-tb"/>
      <style:text-properties officeooo:rsid="00028669" officeooo:paragraph-rsid="000286db"/>
    </style:style>
    <style:style style:name="P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0286db" officeooo:paragraph-rsid="000286db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058d30" officeooo:paragraph-rsid="00058d30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067f37" officeooo:paragraph-rsid="00067f37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1pt" officeooo:rsid="00028669" officeooo:paragraph-rsid="0007300d" style:font-size-asian="11pt" style:font-size-complex="11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Liberation Sans" officeooo:rsid="00058d30" officeooo:paragraph-rsid="00058d30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Liberation Sans" officeooo:paragraph-rsid="00058d30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4c89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ecb3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c37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a410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15b4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06d375" style:font-size-asian="11pt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1pt" officeooo:rsid="000becb3" officeooo:paragraph-rsid="000becb3" style:font-size-asian="9.60000038146973pt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1pt" officeooo:rsid="000becb3" officeooo:paragraph-rsid="0013dc37" style:font-size-asian="9.60000038146973pt" style:font-size-complex="11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1pt" officeooo:rsid="000becb3" officeooo:paragraph-rsid="0014daef" style:font-size-asian="9.60000038146973pt" style:font-size-complex="11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85c03" officeooo:paragraph-rsid="000b4c89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698db" officeooo:paragraph-rsid="001698db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815b4" officeooo:paragraph-rsid="001815b4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5aef" officeooo:paragraph-rsid="00215aef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47aac" officeooo:paragraph-rsid="00247aac"/>
    </style:style>
    <style:style style:name="P45" style:family="paragraph">
      <loext:graphic-properties draw:fill="none" draw:fill-color="#ffffff"/>
    </style:style>
    <style:style style:name="P46" style:family="paragraph">
      <loext:graphic-properties draw:opacity="0%"/>
    </style:style>
    <style:style style:name="T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037a3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04c06" style:font-size-asian="11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12a46" style:font-size-asian="11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28669" style:font-size-asian="11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286db" style:font-size-asian="11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41766" style:font-size-asian="11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4b296" style:font-size-asian="11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67f37" style:font-size-asian="11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6d375" style:font-size-asian="11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7300d" style:font-size-asian="11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96b7c" style:font-size-asian="11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068cd" style:font-size-asian="11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21576" style:font-size-asian="11pt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20a1d0" style:font-size-asian="11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67f37" style:font-size-asian="11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067f37" style:font-size-asian="11pt" style:font-style-asian="normal" style:font-weight-asian="normal" style:text-emphasize="none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officeooo:rsid="000f2117" style:font-size-asian="10pt"/>
    </style:style>
    <style:style style:name="T22" style:family="text">
      <style:text-properties fo:color="#000000" style:font-name="Monospace" fo:font-size="10pt" officeooo:rsid="0013dc37" style:font-size-asian="10pt"/>
    </style:style>
    <style:style style:name="T23" style:family="text">
      <style:text-properties fo:color="#000000" style:font-name="Monospace" fo:font-size="10pt" officeooo:rsid="0014a410" style:font-size-asian="10pt"/>
    </style:style>
    <style:style style:name="T24" style:family="text">
      <style:text-properties fo:color="#000000" style:font-name="Monospace" fo:font-size="10pt" officeooo:rsid="00164a78" style:font-size-asian="10pt"/>
    </style:style>
    <style:style style:name="T25" style:family="text">
      <style:text-properties fo:color="#000000" style:font-name="Monospace"/>
    </style:style>
    <style:style style:name="T26" style:family="text">
      <style:text-properties fo:color="#000000" style:font-name="Monospace" officeooo:rsid="0006d375"/>
    </style:style>
    <style:style style:name="T27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096b7c" style:font-size-asian="10pt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1068cd" style:font-size-asian="10pt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officeooo:rsid="0006d375" style:font-size-asian="11pt" style:font-style-asian="normal" style:font-weight-asian="normal" style:font-size-complex="11pt" style:text-emphasize="none"/>
    </style:style>
    <style:style style:name="T30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officeooo:rsid="001068cd" style:font-size-asian="11pt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06d375" style:font-style-asian="normal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067f37" style:font-size-asian="10pt" style:font-style-asian="normal" style:font-weight-asian="normal" style:text-emphasize="none"/>
    </style:style>
    <style:style style:name="T33" style:family="text">
      <style:text-properties fo:color="#000000" fo:font-size="10pt" style:font-size-asian="10pt"/>
    </style:style>
    <style:style style:name="T34" style:family="text">
      <style:text-properties fo:color="#000000"/>
    </style:style>
    <style:style style:name="T35" style:family="text">
      <style:text-properties fo:color="#000000" officeooo:rsid="0013dc37"/>
    </style:style>
    <style:style style:name="T36" style:family="text">
      <style:text-properties fo:color="#000000" style:font-name="Liberation Sans" fo:font-size="11pt" officeooo:rsid="0013dc37" style:font-size-asian="9.60000038146973pt" style:font-size-complex="11pt"/>
    </style:style>
    <style:style style:name="T37" style:family="text">
      <style:text-properties fo:color="#000000" style:font-name="Liberation Sans" fo:font-size="11pt" officeooo:rsid="000becb3" style:font-size-asian="9.60000038146973pt" style:font-size-complex="11pt"/>
    </style:style>
    <style:style style:name="T38" style:family="text">
      <style:text-properties fo:color="#000000" style:font-name="Liberation Sans" fo:font-size="11pt" officeooo:rsid="0014daef" style:font-size-asian="9.60000038146973pt" style:font-size-complex="11pt"/>
    </style:style>
    <style:style style:name="T39" style:family="text">
      <style:text-properties fo:color="#000000" style:font-name="Liberation Sans" fo:font-size="11pt" style:font-size-asian="9.60000038146973pt" style:font-size-complex="11pt"/>
    </style:style>
    <style:style style:name="T40" style:family="text">
      <style:text-properties fo:color="#000000" style:font-name="Liberation Sans" fo:font-size="11pt" officeooo:rsid="001815b4" style:font-size-asian="9.60000038146973pt" style:font-size-complex="11pt"/>
    </style:style>
    <style:style style:name="T41" style:family="text">
      <style:text-properties fo:color="#000000" style:font-name="Monospace1" fo:font-size="10pt" style:font-size-asian="10pt" style:font-size-complex="11pt"/>
    </style:style>
    <style:style style:name="T42" style:family="text">
      <style:text-properties officeooo:rsid="00186001"/>
    </style:style>
    <style:style style:name="T43" style:family="text">
      <style:text-properties officeooo:rsid="0019ebd1"/>
    </style:style>
    <style:style style:name="T44" style:family="text">
      <style:text-properties officeooo:rsid="001ae059"/>
    </style:style>
    <style:style style:name="T45" style:family="text">
      <style:text-properties officeooo:rsid="001c8bb4"/>
    </style:style>
    <style:style style:name="T46" style:family="text">
      <style:text-properties officeooo:rsid="001d40a1"/>
    </style:style>
    <style:style style:name="T47" style:family="text">
      <style:text-properties officeooo:rsid="0032fcb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2.9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4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opacity="0%" draw:textarea-horizontal-align="justify" draw:textarea-vertical-align="middle" draw:auto-grow-height="false" fo:min-height="4.419cm" fo:min-width="3.387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opacity="0%" draw:textarea-horizontal-align="justify" draw:textarea-vertical-align="middle" draw:auto-grow-height="false" fo:min-height="4.359cm" fo:min-width="3.387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opacity="0%" draw:textarea-horizontal-align="justify" draw:textarea-vertical-align="middle" draw:auto-grow-height="false" fo:min-height="4.207cm" fo:min-width="7.144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333333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333333" draw:fill="none" draw:fill-color="#ffffff" fo:min-height="12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333333" draw:fill="none" draw:fill-color="#ffffff" fo:min-height="3.6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333333" draw:fill="none" draw:fill-color="#ffffff" fo:min-height="9.7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333333" draw:fill="none" draw:fill-color="#ffffff" fo:min-height="11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333333" draw:fill="none" draw:fill-color="#ffffff" fo:min-height="7.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333333" draw:fill="none" draw:fill-color="#ffffff" fo:min-height="3.6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42">E-GMAT Assignment Algorithm</text:span></text:p>
      <text:p text:style-name="Standard"><text:tab/><text:tab/><text:tab/><text:tab/><text:span text:style-name="T42">MAXIMUM_QUIZ_GENERATOR</text:span></text:p>
      <text:p text:style-name="Standard"><text:tab/><text:tab/><text:tab/><text:tab/><text:tab/><text:tab/><text:tab/><text:tab/><text:tab/>- <text:span text:style-name="T42">BY-Charu Talesara</text:span></text:p>
      <text:p text:style-name="Standard"/>
      <text:p text:style-name="P2"><text:tab/><text:tab/><text:tab/></text:p>
      <text:p text:style-name="P8">Problem Statement -</text:p>
      <text:p text:style-name="P8"><text:tab/>Generate as many quizes as possible from a pool of 600 Questions.</text:p>
      <text:p text:style-name="P8"/>
      <text:p text:style-name="P8"><text:tab/></text:p>
      <text:p text:style-name="P8">Conditions/<text:span text:style-name="T47">Constraints</text:span>-</text:p>
      <text:p text:style-name="P9"><text:span text:style-name="T43"><text:tab/></text:span> • Each question belongs to any one of the 6 tags - tag1, tag2 ......tag6 </text:p>
      <text:p text:style-name="P9"><text:tab/> • Each question belongs to any one of the difficulty level - EASY, MEDIUM or HARD</text:p>
      <text:p text:style-name="P9"><text:tab/> • A question can be used only once in any quiz</text:p>
      <text:p text:style-name="P8"/>
      <text:p text:style-name="P8"><text:tab/>Input file – pipe separated text file</text:p>
      <text:p text:style-name="P2"/>
      <text:p text:style-name="P10">Assumptions Made-</text:p>
      <text:list xml:id="list6835251810627628541" text:style-name="L1">
        <text:list-item>
          <text:p text:style-name="P12"><text:span text:style-name="T44">Java version 8 or above is used (as lamdas are used)</text:span></text:p>
        </text:list-item>
        <text:list-item>
          <text:p text:style-name="P11">First Line in the input File is the name of the columns</text:p>
        </text:list-item>
        <text:list-item>
          <text:p text:style-name="P11">No extra spaces in input file after last question</text:p>
        </text:list-item>
        <text:list-item>
          <text:p text:style-name="P11">There is no spaces between column value and the pipe</text:p>
        </text:list-item>
        <text:list-item>
          <text:p text:style-name="P11">Every question id is unique</text:p>
        </text:list-item>
      </text:list>
      <text:p text:style-name="P10"><text:tab/></text:p>
      <text:p text:style-name="P10"><text:tab/></text:p>
      <text:p text:style-name="P10"/>
      <text:p text:style-name="P2">Algorithm -</text:p>
      <text:p text:style-name="P2"/>
      <text:p text:style-name="P13">Analysis- <text:s/>For each tag -Min ques count -1</text:p>
      <text:p text:style-name="P13"><text:tab/><text:tab/> <text:s text:c="15"/>Max ques count – 5</text:p>
      <text:p text:style-name="P13"><text:tab/><text:tab/></text:p>
      <text:p text:style-name="P13"><text:tab/><text:tab/>// <text:span text:style-name="T46">Referred as Constraint 1</text:span></text:p>
      <text:p text:style-name="P13"/>
      <text:p text:style-name="P13"><text:tab/> <text:s text:c="3"/>For each level-Min que count -2</text:p>
      <text:p text:style-name="P13"><text:tab/><text:tab/><text:tab/> <text:s/>- Max que count-6</text:p>
      <text:p text:style-name="P13"/>
      <text:p text:style-name="P14"><text:tab/><text:tab/>// <text:span text:style-name="T46">Referred as Constraint 2</text:span></text:p>
      <text:p text:style-name="P13"/>
      <text:p text:style-name="P13"><text:tab/> <text:s text:c="3"/><text:span text:style-name="T46">For each quiz – 10 Questions</text:span></text:p>
      <text:p text:style-name="P13"/>
      <text:p text:style-name="P14"><text:tab/><text:tab/>// <text:s/><text:span text:style-name="T46">Referred as Constraint 3</text:span></text:p>
      <text:p text:style-name="P2"/>
      <text:p text:style-name="P2"/>
      <text:p text:style-name="P2"><text:tab/> <text:s/><text:span text:style-name="T45">For each quiz 2 hashtables are maintained -</text:span></text:p>
      <text:p text:style-name="P2"><text:tab/><text:tab/>- <text:span text:style-name="T45">tag_count- tracking count of ques of each tag being added so far</text:span></text:p>
      <text:p text:style-name="P2"><text:tab/><text:tab/>- <text:span text:style-name="T45">level_count-tracking count of ques of each level being added so far.</text:span></text:p>
      <text:p text:style-name="P13"><text:tab/><text:tab/></text:p>
      <text:p text:style-name="P13"><text:tab/><text:tab/>-check_matrix /pool_matrix– a 2D array of size 7*4 <text:s/></text:p>
      <text:p text:style-name="P13"><text:tab/><text:tab/><text:tab/>-7 rows – one for each tag and the last row containing sum of the column</text:p>
      <text:p text:style-name="P13"><text:tab/><text:tab/><text:tab/>-4 columns- one foe each tag and the last containing sum <text:s/>of total question <text:tab/><text:tab/><text:tab/> <text:s/>count for each tag.</text:p>
      <text:p text:style-name="P13"><text:tab/></text:p>
      <text:p text:style-name="P13"><text:soft-page-break/><text:tab/><text:tab/>- tag_level_validity – <text:span text:style-name="T46">tracks if choosing a que of given tag and level will violate any <text:tab/><text:tab/><text:tab/><text:tab/><text:tab/>of the contraints.</text:span></text:p>
      <text:p text:style-name="P13"/>
      <text:p text:style-name="P13"/>
      <text:p text:style-name="P15">Algorithm-</text:p>
      <text:p text:style-name="Standard"/>
      <text:p text:style-name="P1"><text:span text:style-name="T3">1.</text:span><text:span text:style-name="T1">While Question Pool is valid <text:s/>do-</text:span></text:p>
      <text:p text:style-name="P1"><text:span text:style-name="T3">1.1</text:span><text:span text:style-name="T1"><text:tab/><text:tab/>- get the check_matrix and the valid pool of ques to generate the quiz</text:span></text:p>
      <text:p text:style-name="P1"><text:span text:style-name="T3">1.2</text:span><text:span text:style-name="T1"><text:tab/><text:tab/>- Generate the Quiz with this pool and matrix.</text:span></text:p>
      <text:p text:style-name="P1"><text:span text:style-name="T3">1.3</text:span><text:span text:style-name="T1"><text:tab/><text:tab/>- if the quiz so got is not null add that to quizList </text:span></text:p>
      <text:p text:style-name="P16"><text:span text:style-name="T1"><text:s text:c="6"/><text:tab/><text:tab/> <text:s/>Else return quiz List (as quiz==null =&gt; no more valid quiz can be generated)</text:span></text:p>
      <text:p text:style-name="P16"><text:span text:style-name="T3">1.4</text:span><text:span text:style-name="T1"> <text:s text:c="10"/>- </text:span><text:span text:style-name="T2">return quizLis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Step 1 Explaination-</text:span></text:p>
      <text:p text:style-name="P3"><text:span text:style-name="T4"><text:s text:c="12"/></text:span><text:span text:style-name="T1">CheckQuesPool’s checkPoolValidity() method will </text:span><text:span text:style-name="T5">c</text:span><text:span text:style-name="T1">heck whether <text:s/>the pool is valid or not. </text:span></text:p>
      <text:p text:style-name="P16"><text:span text:style-name="T1"/></text:p>
      <text:p text:style-name="P20"><text:span text:style-name="T1">Step 1.1 Explaination -</text:span></text:p>
      <text:p text:style-name="P17"><text:span text:style-name="T5"><text:s text:c="11"/></text:span><text:span text:style-name="T1">CheckQuesPool’s filterPool()- will get us the filtered pool i.e. the set of questions that are <text:s text:c="7"/><text:tab/> <text:s text:c="3"/>not yet selected.</text:span></text:p>
      <text:p text:style-name="P22"/>
      <text:p text:style-name="P16"><text:span text:style-name="T1"><text:tab/> <text:s text:c="4"/>CheckQuesPool’s getCheck_matrix() method will get Us the matrix having the count of <text:tab/><text:tab/><text:tab/> ques of each tag type </text:span><text:span text:style-name="T5">a</text:span><text:span text:style-name="T1">nd within that count of questions of each difficulty type.</text:span></text:p>
      <text:p text:style-name="P16"><text:span text:style-name="T1"/></text:p>
      <text:p text:style-name="P16"><text:span text:style-name="T1"/></text:p>
      <text:p text:style-name="P23"><text:span text:style-name="T1">Step 1.2 Expalination (Algo to generate Quiz )</text:span></text:p>
      <text:p text:style-name="P18"><text:span text:style-name="T6"><text:tab/><text:tab/></text:span><text:span text:style-name="T1">- To get the Quiz from a given Pool of ques and <text:s/>check_matrix</text:span></text:p>
      <text:p text:style-name="P18"><text:span text:style-name="T1"><text:s/><text:tab/><text:tab/>- For each tag choose one question with the difficulty level <text:s/>ha</text:span><text:span text:style-name="T15">ving</text:span><text:span text:style-name="T1"> the highest <text:tab/><text:tab/><text:tab/> <text:s text:c="2"/>count in check_matrix.</text:span></text:p>
      <text:p text:style-name="P16"><text:span text:style-name="T1"><text:s text:c="8"/><text:tab/><text:tab/><text:tab/>-if 2 levels has the same count for the given tag </text:span><text:span text:style-name="T6">t</text:span><text:span text:style-name="T1">hen choose the one level <text:tab/><text:tab/><text:tab/> <text:s/>whose <text:s/>total ques count is </text:span><text:span text:style-name="T6">m</text:span><text:span text:style-name="T1">ore ..</text:span></text:p>
      <text:p text:style-name="P16"><text:span text:style-name="T1"><text:s text:c="6"/><text:tab/><text:tab/><text:tab/> - Check if the choosen ques is valid ..</text:span></text:p>
      <text:p text:style-name="P16"><text:span text:style-name="T1"><text:s text:c="13"/><text:tab/><text:tab/>- if the que is not valid update the tag_level_validity_</text:span><text:span text:style-name="T7">m</text:span><text:span text:style-name="T1">atrix accordingly.</text:span></text:p>
      <text:p text:style-name="P16"><text:span text:style-name="T1"><text:s text:c="12"/><text:tab/><text:tab/>- if the ques is valid add that ques to the list and </text:span><text:span text:style-name="T7">u</text:span><text:span text:style-name="T1">pdate the check_matrix <text:tab/><text:tab/><text:tab/><text:tab/> <text:s/>count and <text:s/>tag_level_validity_</text:span><text:span text:style-name="T7">m</text:span><text:span text:style-name="T1">atrix accordingly.</text:span></text:p>
      <text:p text:style-name="P22"/>
      <text:p text:style-name="P16"><text:span text:style-name="T1"><text:tab/><text:tab/>- while level count of any level is less than 2 do</text:span></text:p>
      <text:p text:style-name="P16"><text:span text:style-name="T1"><text:s text:c="3"/><text:tab/><text:tab/><text:tab/> - get the </text:span><text:span text:style-name="T7">q</text:span><text:span text:style-name="T1">ues from that level and a particular tag whose Count is maximum <text:tab/><text:tab/><text:tab/> <text:s text:c="3"/>in check_matrix </text:span></text:p>
      <text:p text:style-name="P19"><text:span text:style-name="T1"><text:tab/><text:tab/><text:tab/>- if no valid ques is found return null</text:span></text:p>
      <text:p text:style-name="P19"><text:span text:style-name="T1"><text:tab/><text:tab/><text:tab/> Else add that question to the quiz question list</text:span></text:p>
      <text:p text:style-name="P22"/>
      <text:p text:style-name="P16"><text:span text:style-name="T1"><text:tab/><text:tab/>- while the count of quiz question so far added is not 10 </text:span></text:p>
      <text:p text:style-name="P16"><text:span text:style-name="T1"><text:s text:c="2"/><text:tab/><text:tab/><text:tab/> <text:s/>- get the question whose check_matrix cout is maximum.</text:span></text:p>
      <text:p text:style-name="P16"><text:span text:style-name="T1"/></text:p>
      <text:p text:style-name="P16"><text:span text:style-name="T1"><text:tab/>- </text:span><text:span text:style-name="T8">return the quiz .</text:span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oft-page-break/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24"><text:span text:style-name="T8">A</text:span><text:span text:style-name="T1">lgorith Expalined with Example -</text:span></text:p>
      <text:p text:style-name="P24"><text:span text:style-name="T1"/></text:p>
      <text:p text:style-name="P24"><text:span text:style-name="T1"/></text:p>
      <text:p text:style-name="P24"><text:span text:style-name="T1">Suppose our input file is - </text:span></text:p>
      <text:p text:style-name="P24"><text:span text:style-name="T1"/></text:p>
      <text:p text:style-name="P24"><text:span text:style-name="T16">Question #|Difficulty Level|Tag</text:span></text:p>
      <text:p text:style-name="P16"><text:span text:style-name="T16">Q1|HARD|Tag1</text:span></text:p>
      <text:p text:style-name="P16"><text:span text:style-name="T16">Q2|HARD|Tag2</text:span></text:p>
      <text:p text:style-name="P16"><text:span text:style-name="T16">Q3|MEDIUM|Tag3</text:span></text:p>
      <text:p text:style-name="P16"><text:span text:style-name="T16">Q4|EASY|Tag4</text:span></text:p>
      <text:p text:style-name="P16"><text:span text:style-name="T16">Q5|HARD|Tag5</text:span></text:p>
      <text:p text:style-name="P16"><text:span text:style-name="T16">Q6|MEDIUM|Tag6</text:span></text:p>
      <text:p text:style-name="P16"><text:span text:style-name="T16">Q7|EASY|Tag1</text:span></text:p>
      <text:p text:style-name="P16"><text:span text:style-name="T16">Q8|HARD|Tag2</text:span></text:p>
      <text:p text:style-name="P16"><text:span text:style-name="T16">Q9|MEDIUM|Tag3</text:span></text:p>
      <text:p text:style-name="P16"><text:span text:style-name="T16">Q10|EASY|Tag4</text:span></text:p>
      <text:p text:style-name="P24"><text:span text:style-name="T1"/></text:p>
      <text:p text:style-name="P24"><text:span text:style-name="T1"/></text:p>
      <text:p text:style-name="P24"><text:span text:style-name="T1">Step 1 – File is read and a list of ques is created.</text:span></text:p>
      <text:p text:style-name="P24"><text:span text:style-name="T1"><text:s text:c="14"/>Initially status of each qustion is set as NOT_YET_SELECTED.</text:span></text:p>
      <text:p text:style-name="P24"><text:span text:style-name="T1"/></text:p>
      <text:p text:style-name="P24"><text:span text:style-name="T1"/></text:p>
      <text:p text:style-name="P24"><text:span text:style-name="T1"><text:s/></text:span><text:span text:style-name="T9">Que</text:span><text:span text:style-name="T17">s List So formed is -</text:span></text:p>
      <text:p text:style-name="P27"><text:span text:style-name="T19"/></text:p>
      <text:p text:style-name="P28"><text:span text:style-name="T19"><text:tab/><text:tab/></text:span><text:span text:style-name="T32">Q1 HARD Tag1 NOT_YET_SELECTED</text:span></text:p>
      <text:p text:style-name="P36"><text:span text:style-name="T33"><text:tab/><text:tab/>Q2 HARD Tag2 NOT_YET_SELECTED</text:span></text:p>
      <text:p text:style-name="P36"><text:span text:style-name="T33"><text:tab/><text:tab/>Q3 MEDIUM Tag3 NOT_YET_SELECTED</text:span></text:p>
      <text:p text:style-name="P36"><text:span text:style-name="T33"><text:tab/><text:tab/>Q4 EASY Tag4 NOT_YET_SELECTED</text:span></text:p>
      <text:p text:style-name="P36"><text:span text:style-name="T33"><text:tab/><text:tab/>Q5 HARD Tag5 NOT_YET_SELECTED</text:span></text:p>
      <text:p text:style-name="P36"><text:span text:style-name="T33"><text:tab/><text:tab/>Q6 MEDIUM Tag6 NOT_YET_SELECTED</text:span></text:p>
      <text:p text:style-name="P36"><text:span text:style-name="T33"><text:tab/><text:tab/>Q7 EASY Tag1 NOT_YET_SELECTED</text:span></text:p>
      <text:p text:style-name="P36"><text:span text:style-name="T33"><text:tab/><text:tab/>Q8 HARD Tag2 NOT_YET_SELECTED</text:span></text:p>
      <text:p text:style-name="P36"><text:span text:style-name="T33"><text:tab/><text:tab/>Q9 MEDIUM Tag3 NOT_YET_SELECTED</text:span></text:p>
      <text:p text:style-name="P27"><text:span text:style-name="T33"><text:tab/><text:tab/>Q10 EASY Tag4 NOT_YET_SELECTED</text:span></text:p>
      <text:p text:style-name="P27"><text:span text:style-name="T18"><text:s/></text:span></text:p>
      <text:p text:style-name="P25"><text:span text:style-name="T1">Step 2 – CheckQuesPool class filters and checks Pool’s validity</text:span></text:p>
      <text:p text:style-name="P16"><text:span text:style-name="T1"><text:s/></text:span></text:p>
      <text:p text:style-name="P21"><text:span text:style-name="T1"><text:tab/></text:span><text:span text:style-name="T10">check_matrix so formed-</text:span></text:p>
      <text:p text:style-name="P21"><text:span text:style-name="T10"><text:tab/><text:tab/><text:tab/><text:tab/></text:span></text:p>
      <text:p text:style-name="P21"><text:span text:style-name="T10"><text:tab/><text:tab/>Col1- Level EASY</text:span></text:p>
      <text:p text:style-name="P21"><text:span text:style-name="T10"><text:tab/><text:tab/>Col2- Level MEDIUM</text:span></text:p>
      <text:p text:style-name="P21"><text:span text:style-name="T10"><text:tab/><text:tab/>Col3- Level HARD</text:span></text:p>
      <text:p text:style-name="P21"><text:span text:style-name="T10"><text:tab/><text:tab/></text:span><text:span text:style-name="T11">Col4- Total Ques for a given tag</text:span></text:p>
      <text:p text:style-name="P21"><text:span text:style-name="T10"><text:tab/><text:tab/><text:tab/><text:tab/><text:tab/></text:span></text:p>
      <text:p text:style-name="P18"><text:span text:style-name="T10"><text:tab/>-Row For Tag1<text:tab/><text:tab/><text:tab/></text:span><text:span text:style-name="T29">1 0 1 2 </text:span></text:p>
      <text:p text:style-name="P35"><text:span text:style-name="T25"><text:tab/></text:span><text:span text:style-name="T31">-Row For Tag2</text:span><text:span text:style-name="T25"><text:tab/><text:tab/><text:tab/>0 0 2 2 </text:span></text:p>
      <text:p text:style-name="P35"><text:span text:style-name="T25"><text:tab/></text:span><text:span text:style-name="T31">-Row For Tag3</text:span><text:span text:style-name="T25"><text:tab/><text:tab/><text:tab/>0 2 0 2 </text:span></text:p>
      <text:p text:style-name="P35"><text:span text:style-name="T25"><text:tab/></text:span><text:span text:style-name="T31">-Row For Tag4</text:span><text:span text:style-name="T25"><text:tab/><text:tab/><text:tab/>2 0 0 2 </text:span></text:p>
      <text:p text:style-name="P35"><text:span text:style-name="T25"><text:tab/></text:span><text:span text:style-name="T31">-Row For Tag5</text:span><text:span text:style-name="T25"><text:tab/><text:tab/><text:tab/>0 0 1 1 </text:span></text:p>
      <text:p text:style-name="P35"><text:span text:style-name="T25"><text:tab/></text:span><text:span text:style-name="T31">-Row For Tag6</text:span><text:span text:style-name="T25"><text:tab/><text:tab/><text:tab/>0 1 0 1 </text:span></text:p>
      <text:p text:style-name="P26"><text:span text:style-name="T25"><text:tab/>-</text:span><text:span text:style-name="T26">Total</text:span><text:span text:style-name="T25"><text:tab/><text:tab/><text:tab/>3 3 4 10 </text:span></text:p>
      <text:p text:style-name="P2"><text:span text:style-name="T1"><text:tab/> <text:s text:c="2"/></text:span><text:span text:style-name="T11">ques for given level</text:span></text:p>
      <text:p text:style-name="P2"><text:span text:style-name="T11"/></text:p>
      <text:p text:style-name="P2"><text:span text:style-name="T11"/></text:p>
      <text:p text:style-name="P2"><text:span text:style-name="T11"><text:tab/></text:span><text:span text:style-name="T13">tag_level_validity matrix </text:span><text:span text:style-name="T14">at the start -</text:span></text:p>
      <text:p text:style-name="P2"><text:soft-page-break/><text:span text:style-name="T13"><text:tab/><text:tab/></text:span></text:p>
      <text:p text:style-name="P7"><text:span text:style-name="T13"><text:tab/><text:tab/></text:span></text:p>
      <text:p text:style-name="P7"><text:span text:style-name="T30"/></text:p>
      <text:p text:style-name="P7"><text:span text:style-name="T30"><text:tab/><text:tab/></text:span><text:span text:style-name="T28">true false true </text:span></text:p>
      <text:p text:style-name="P29"><text:span text:style-name="T20"><text:tab/><text:tab/>false false true </text:span></text:p>
      <text:p text:style-name="P29"><text:span text:style-name="T20"><text:tab/><text:tab/>false true false </text:span></text:p>
      <text:p text:style-name="P29"><text:span text:style-name="T20"><text:tab/><text:tab/>true false false </text:span></text:p>
      <text:p text:style-name="P29"><text:span text:style-name="T20"><text:tab/><text:tab/>false false true </text:span></text:p>
      <text:p text:style-name="P2"><text:span text:style-name="T20"><text:tab/><text:tab/>false true false </text:span></text:p>
      <text:p text:style-name="P2"><text:span text:style-name="T11"/></text:p>
      <text:p text:style-name="P4"><text:span text:style-name="T11"><text:tab/></text:span><text:span text:style-name="T1">checkpoolvalidity() - returns true as there is atleast one question from each tag and atleast 2 questions from each difficulty level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">- for each tag get the que whose pool_matrix(check_matrix) count is maximum</text:span></text:p>
      <text:p text:style-name="P6"><text:span text:style-name="T1"><text:tab/>if 2 column values have the same value then get the one whose <text:s/>summation (Last row ) is <text:tab/>max</text:span></text:p>
      <text:p text:style-name="P4"><text:span text:style-name="T1"/></text:p>
      <text:p text:style-name="P4"><text:span text:style-name="T1"/></text:p>
      <text:p text:style-name="P5"><text:span text:style-name="T1"><text:tab/>// </text:span><text:span text:style-name="T12">For example for Tag1 <text:s/>pool_matrix[0][0] and <text:s/>pool_matrix[0][2] has the same value in this case <text:s/>pool_matrix[6][0] and <text:s/>pool_matrix[6][2] is considered and the one having the max count is retured ..so for Tag1 a questio with HARD level is selected .. in our example Q1 </text:span></text:p>
      <text:p text:style-name="P5"><text:span text:style-name="T12"/></text:p>
      <text:p text:style-name="P5"><text:span text:style-name="T12"><text:s text:c="3"/>likewise for all tags ..after running above</text:span><text:span text:style-name="T11"> </text:span><text:span text:style-name="T12">loop we will get set of 6 question </text:span></text:p>
      <text:p text:style-name="P5"><text:span text:style-name="T12"><text:s text:c="3"/></text:span></text:p>
      <text:p text:style-name="P5"><text:span text:style-name="T12"><text:tab/>So tag_count and level_count are updated accordingly.</text:span></text:p>
      <text:p text:style-name="P30"><text:span text:style-name="T27"><text:tab/>Q1 HARD Tag1 SELECTED</text:span></text:p>
      <text:p text:style-name="P29"><text:span text:style-name="T20"><text:tab/>{Tag6=0, Tag4=0, Tag5=0, Tag1=1, Tag2=0, Tag3=0}</text:span></text:p>
      <text:p text:style-name="P29"><text:span text:style-name="T20"><text:tab/>{HARD=1, EASY=0, MEDIUM=0}</text:span></text:p>
      <text:p text:style-name="P29"><text:span text:style-name="T20"/></text:p>
      <text:p text:style-name="P30"><text:span text:style-name="T20"><text:tab/>Q2 HARD Tag2 SELECTED</text:span></text:p>
      <text:p text:style-name="P29"><text:span text:style-name="T20"><text:tab/>{Tag6=0, Tag4=0, Tag5=0, Tag1=1, Tag2=1, Tag3=0}</text:span></text:p>
      <text:p text:style-name="P29"><text:span text:style-name="T20"><text:tab/>{HARD=2, EASY=0, MEDIUM=0}</text:span></text:p>
      <text:p text:style-name="P29"><text:span text:style-name="T20"/></text:p>
      <text:p text:style-name="P30"><text:span text:style-name="T20"><text:tab/>Q9 MEDIUM Tag3 SELECTED</text:span></text:p>
      <text:p text:style-name="P29"><text:span text:style-name="T20"><text:tab/>{Tag6=0, Tag4=0, Tag5=0, Tag1=1, Tag2=1, Tag3=1}</text:span></text:p>
      <text:p text:style-name="P29"><text:span text:style-name="T20"><text:tab/>{HARD=2, EASY=0, MEDIUM=1}</text:span></text:p>
      <text:p text:style-name="P29"><text:span text:style-name="T20"/></text:p>
      <text:p text:style-name="P30"><text:span text:style-name="T20"><text:tab/>Q10 EASY Tag4 SELECTED</text:span></text:p>
      <text:p text:style-name="P29"><text:span text:style-name="T20"><text:tab/>{Tag6=0, Tag4=1, Tag5=0, Tag1=1, Tag2=1, Tag3=1}</text:span></text:p>
      <text:p text:style-name="P29"><text:span text:style-name="T20"><text:tab/>{HARD=2, EASY=1, MEDIUM=1}</text:span></text:p>
      <text:p text:style-name="P29"><text:span text:style-name="T20"/></text:p>
      <text:p text:style-name="P30"><text:span text:style-name="T20"><text:tab/>Q5 HARD Tag5 SELECTED</text:span></text:p>
      <text:p text:style-name="P29"><text:span text:style-name="T20"><text:tab/>{Tag6=0, Tag4=1, Tag5=1, Tag1=1, Tag2=1, Tag3=1}</text:span></text:p>
      <text:p text:style-name="P29"><text:span text:style-name="T20"><text:tab/>{HARD=3, EASY=1, MEDIUM=1}</text:span></text:p>
      <text:p text:style-name="P29"><text:span text:style-name="T20"/></text:p>
      <text:p text:style-name="P40"><text:span text:style-name="T20"><text:tab/>Q6 MEDIUM Tag6 SELECTED</text:span></text:p>
      <text:p text:style-name="P29"><text:span text:style-name="T20"><text:tab/>{Tag6=1, Tag4=1, Tag5=1, Tag1=1, Tag2=1, Tag3=1}</text:span></text:p>
      <text:p text:style-name="P29"><text:span text:style-name="T20"><text:tab/>{HARD=3, EASY=1, MEDIUM=2}</text:span></text:p>
      <text:p text:style-name="P29"><text:span text:style-name="T20"/></text:p>
      <text:p text:style-name="P29"><text:span text:style-name="T20"><text:tab/></text:span><text:span text:style-name="T21">pool_matrix at the end of this loop-</text:span></text:p>
      <text:p text:style-name="P29"><text:span text:style-name="T20"/></text:p>
      <text:p text:style-name="P29"><text:span text:style-name="T20"><text:tab/><text:tab/>1 0 0 1 </text:span></text:p>
      <text:p text:style-name="P29"><text:span text:style-name="T20"><text:tab/><text:tab/>0 0 1 1 </text:span></text:p>
      <text:p text:style-name="P29"><text:span text:style-name="T20"><text:tab/><text:tab/>0 1 0 1 </text:span></text:p>
      <text:p text:style-name="P29"><text:span text:style-name="T20"><text:tab/><text:tab/>1 0 0 1 </text:span></text:p>
      <text:p text:style-name="P29"><text:span text:style-name="T20"><text:tab/><text:tab/>0 0 0 0 </text:span></text:p>
      <text:p text:style-name="P29"><text:span text:style-name="T20"><text:tab/><text:tab/>0 0 0 0 </text:span></text:p>
      <text:p text:style-name="P29"><text:span text:style-name="T20"><text:tab/><text:tab/>2 1 1 4 </text:span></text:p>
      <text:p text:style-name="P29"><text:soft-page-break/><text:span text:style-name="T20"/></text:p>
      <text:p text:style-name="P32"><text:span text:style-name="T20"><text:s/></text:span><text:span text:style-name="T21"><text:tab/></text:span></text:p>
      <text:p text:style-name="P32"><text:span text:style-name="T21"/></text:p>
      <text:p text:style-name="P32"><text:span text:style-name="T21"><text:tab/>tag_level_validity matrix </text:span></text:p>
      <text:p text:style-name="P29"><text:span text:style-name="T21"><text:tab/><text:tab/>true false false </text:span></text:p>
      <text:p text:style-name="P29"><text:span text:style-name="T20"><text:tab/><text:tab/>false false true </text:span></text:p>
      <text:p text:style-name="P29"><text:span text:style-name="T20"><text:tab/><text:tab/>false true false </text:span></text:p>
      <text:p text:style-name="P29"><text:span text:style-name="T20"><text:tab/><text:tab/>true false false </text:span></text:p>
      <text:p text:style-name="P29"><text:span text:style-name="T20"><text:tab/><text:tab/>false false false </text:span></text:p>
      <text:p text:style-name="P29"><text:span text:style-name="T20"><text:tab/><text:tab/>false false false</text:span></text:p>
      <text:p text:style-name="P29"><text:span text:style-name="T20"/></text:p>
      <text:p text:style-name="P29"><text:span text:style-name="T20"/></text:p>
      <text:p text:style-name="P37"><text:span text:style-name="T34">Now since we need 2 ques from each difficulty level – so --</text:span></text:p>
      <text:p text:style-name="P37"><text:span text:style-name="T34"/></text:p>
      <text:p text:style-name="P37"><text:span text:style-name="T34">- For each difficulty level whose count is less than 2 we look for question <text:s/>for ques with tags whose count is maximum</text:span></text:p>
      <text:p text:style-name="P31"><text:span text:style-name="T37">// In this example ..EASY ‘s count is not meeting the criteria ..so thw loop will run for 1 time for EASY <text:s/>..</text:span><text:span text:style-name="T38">Q7 is selected </text:span></text:p>
      <text:p text:style-name="P31"><text:span text:style-name="T37"/></text:p>
      <text:p text:style-name="P37"><text:span text:style-name="T20"><text:tab/>Q7 EASY Tag1 SELECTED</text:span></text:p>
      <text:p text:style-name="P37"><text:span text:style-name="T20"/></text:p>
      <text:p text:style-name="P37"><text:span text:style-name="T20"><text:tab/></text:span><text:span text:style-name="T24">tag_count and level_conut after this loop-</text:span></text:p>
      <text:p text:style-name="P37"><text:span text:style-name="T20"/></text:p>
      <text:p text:style-name="P39"><text:span text:style-name="T20"><text:tab/>Tag6=1, Tag4=1, Tag5=1, Tag1=2, Tag2=1, Tag3=1}</text:span></text:p>
      <text:p text:style-name="P39"><text:span text:style-name="T20"><text:tab/>{HARD=3, EASY=2, MEDIUM=2}</text:span></text:p>
      <text:p text:style-name="P37"><text:span text:style-name="T34"/></text:p>
      <text:p text:style-name="P38"><text:span text:style-name="T34"><text:tab/></text:span><text:span text:style-name="T35">pool_matrix after running above loop</text:span></text:p>
      <text:p text:style-name="P32"><text:span text:style-name="T36"><text:tab/><text:tab/></text:span><text:span text:style-name="T22">0 0 0 0 </text:span></text:p>
      <text:p text:style-name="P29"><text:span text:style-name="T20"><text:tab/><text:tab/>0 0 1 1 </text:span></text:p>
      <text:p text:style-name="P29"><text:span text:style-name="T20"><text:tab/><text:tab/>0 1 0 1 </text:span></text:p>
      <text:p text:style-name="P29"><text:span text:style-name="T20"><text:tab/><text:tab/>1 0 0 1 </text:span></text:p>
      <text:p text:style-name="P29"><text:span text:style-name="T20"><text:tab/><text:tab/>0 0 0 0 </text:span></text:p>
      <text:p text:style-name="P29"><text:span text:style-name="T20"><text:tab/><text:tab/>0 0 0 0 </text:span></text:p>
      <text:p text:style-name="P33"><text:span text:style-name="T20"><text:tab/><text:tab/>1 1 1 3</text:span></text:p>
      <text:p text:style-name="P33"><text:span text:style-name="T20"/></text:p>
      <text:p text:style-name="P33"><text:span text:style-name="T20"><text:s text:c="5"/></text:span><text:span text:style-name="T23">tag_level_validity Matrix</text:span></text:p>
      <text:p text:style-name="P33"><text:span text:style-name="T23"><text:tab/><text:tab/>false false false </text:span></text:p>
      <text:p text:style-name="P29"><text:span text:style-name="T20"><text:tab/><text:tab/>false false true </text:span></text:p>
      <text:p text:style-name="P29"><text:span text:style-name="T20"><text:tab/><text:tab/>false true false </text:span></text:p>
      <text:p text:style-name="P29"><text:span text:style-name="T20"><text:tab/><text:tab/>true false false </text:span></text:p>
      <text:p text:style-name="P29"><text:span text:style-name="T20"><text:tab/><text:tab/>false false false </text:span></text:p>
      <text:p text:style-name="P33"><text:span text:style-name="T20"><text:tab/><text:tab/>false false false <text:s/></text:span><text:span text:style-name="T37"><text:tab/></text:span></text:p>
      <text:p text:style-name="P33"><text:span text:style-name="T37"/></text:p>
      <text:p text:style-name="P33"><text:span text:style-name="T37"/></text:p>
      <text:p text:style-name="P41"><text:span text:style-name="T37">C</text:span><text:span text:style-name="T39">riteria 1 and 2 are satisfied </text:span></text:p>
      <text:p text:style-name="P41"><text:span text:style-name="T39">Criteria 3 is remaining // 10 ques in 1 quiz</text:span></text:p>
      <text:p text:style-name="P41"><text:span text:style-name="T39"/></text:p>
      <text:p text:style-name="P41"><text:span text:style-name="T39">-- while quiz que count is less than 10 </text:span></text:p>
      <text:p text:style-name="P41"><text:span text:style-name="T39"><text:tab/>select ques --</text:span></text:p>
      <text:p text:style-name="P41"><text:span text:style-name="T39"><text:s text:c="2"/>hence Q3,Q4,Q8 are selected then.</text:span></text:p>
      <text:p text:style-name="P41"><text:span text:style-name="T39"/></text:p>
      <text:p text:style-name="P41"><text:span text:style-name="T39"/></text:p>
      <text:p text:style-name="P42"><text:span text:style-name="T39">At the end pool_matrix</text:span></text:p>
      <text:p text:style-name="P34"><text:span text:style-name="T40"><text:tab/><text:tab/></text:span><text:span text:style-name="T41">0 0 0 0 </text:span></text:p>
      <text:p text:style-name="P29"><text:span text:style-name="T20"><text:tab/><text:tab/>0 0 0 0 </text:span></text:p>
      <text:p text:style-name="P29"><text:span text:style-name="T20"><text:tab/><text:tab/>0 0 0 0 </text:span></text:p>
      <text:p text:style-name="P29"><text:span text:style-name="T20"><text:tab/><text:tab/>0 0 0 0 </text:span></text:p>
      <text:p text:style-name="P29"><text:span text:style-name="T20"><text:tab/><text:tab/>0 0 0 0 </text:span></text:p>
      <text:p text:style-name="P29"><text:span text:style-name="T20"><text:tab/><text:tab/>0 0 0 0 </text:span></text:p>
      <text:p text:style-name="P42"><text:span text:style-name="T20"><text:tab/><text:tab/>0 0 0 0 </text:span></text:p>
      <text:p text:style-name="P41"><text:soft-page-break/><text:span text:style-name="T39"/></text:p>
      <text:p text:style-name="P43"><text:span text:style-name="T39">Enums-</text:span></text:p>
      <text:p text:style-name="P43"><text:span text:style-name="T39"/></text:p>
      <text:p text:style-name="P43"><draw:frame text:anchor-type="paragraph" draw:z-index="1" draw:name="Shape1" draw:style-name="gr2" draw:text-style-name="P45" svg:width="4.499cm" svg:height="4.654cm" svg:x="4.743cm" svg:y="0.332cm"><draw:text-box><text:p>Tag</text:p><text:p><text:s text:c="3"/>- <text:s/>Tag1</text:p><text:p><text:s text:c="3"/>- <text:s/>Tag2</text:p><text:p><text:s text:c="3"/>- Tag3</text:p><text:p><text:s text:c="3"/>- Tag4</text:p><text:p><text:s text:c="3"/>- Tag5</text:p><text:p><text:s text:c="3"/>- Tag6</text:p></draw:text-box></draw:frame><draw:frame text:anchor-type="paragraph" draw:z-index="0" draw:name="Shape1" draw:style-name="gr1" draw:text-style-name="P45" svg:width="2.647cm" svg:height="2.938cm" svg:x="1.251cm" svg:y="0.332cm"><draw:text-box><text:p>Level</text:p><text:p><text:s text:c="3"/>- <text:s/>EASY</text:p><text:p><text:s text:c="3"/>- <text:s/>HARD</text:p><text:p><text:s text:c="3"/>- MEDIUM</text:p></draw:text-box></draw:frame><draw:custom-shape text:anchor-type="paragraph" draw:z-index="2" draw:name="Shape2" draw:style-name="gr3" draw:text-style-name="P46" svg:width="3.387cm" svg:height="4.419cm" svg:x="0.721cm" svg:y="0.041cm"><text:p/><draw:enhanced-geometry svg:viewBox="0 0 21600 21600" draw:type="rectangle" draw:enhanced-path="M 0 0 L 21600 0 21600 21600 0 21600 0 0 Z N"/></draw:custom-shape><draw:custom-shape text:anchor-type="paragraph" draw:z-index="3" draw:name="Shape2" draw:style-name="gr4" draw:text-style-name="P46" svg:width="3.387cm" svg:height="4.359cm" svg:x="4.426cm" svg:y="0.101cm"><text:p/><draw:enhanced-geometry svg:viewBox="0 0 21600 21600" draw:type="rectangle" draw:enhanced-path="M 0 0 L 21600 0 21600 21600 0 21600 0 0 Z N"/></draw:custom-shape><draw:frame text:anchor-type="paragraph" draw:z-index="4" draw:name="Shape1" draw:style-name="gr2" draw:text-style-name="P45" svg:width="5.742cm" svg:height="4.654cm" svg:x="8.685cm" svg:y="0.12cm"><draw:text-box><text:p>Status</text:p><text:p><text:s text:c="3"/>- <text:s/>SELECTED</text:p><text:p><text:s text:c="3"/>- <text:s/>NOT_YET_SELECTED</text:p></draw:text-box></draw:frame><draw:custom-shape text:anchor-type="paragraph" draw:z-index="5" draw:name="Shape2" draw:style-name="gr5" draw:text-style-name="P46" svg:width="7.145cm" svg:height="4.208cm" svg:x="8.447cm" svg:y="0.12cm"><text:p/><draw:enhanced-geometry svg:viewBox="0 0 21600 21600" draw:type="rectangle" draw:enhanced-path="M 0 0 L 21600 0 21600 21600 0 21600 0 0 Z N"/></draw:custom-shape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3"><text:span text:style-name="T39"/></text:p>
      <text:p text:style-name="P44"><text:span text:style-name="T39">Classes-</text:span></text:p>
      <text:p text:style-name="P44"><draw:frame text:anchor-type="paragraph" draw:z-index="6" draw:name="Shape3" draw:style-name="gr6" draw:text-style-name="P45" svg:width="9.896cm" svg:height="13.147cm" svg:x="0.748cm" svg:y="0.434cm"><draw:text-box><text:p><text:span text:style-name="T48">Question</text:span></text:p><text:p>&lt;Instance Variables&gt;</text:p><text:p><text:s text:c="3"/>-id</text:p><text:p><text:s text:c="3"/>-qlevel</text:p><text:p><text:s text:c="3"/>-qtag</text:p><text:p><text:s text:c="3"/>-qStatus</text:p><text:p/><text:p/><text:p>&lt;Constructor&gt;</text:p><text:p><text:s text:c="3"/>- Question()</text:p><text:p><text:s text:c="3"/>-Question(String id,Level level,Tag tag,Status status)</text:p><text:p><text:s text:c="2"/></text:p><text:p>&lt;Methods &gt;</text:p><text:p><text:s text:c="3"/>- toString()</text:p><text:p><text:s text:c="3"/>- getId()</text:p><text:p><text:s text:c="3"/>- setId(String id)</text:p><text:p><text:s text:c="3"/>-getQlevel()</text:p><text:p><text:s text:c="3"/>-setQlevel(Level qlevel)</text:p><text:p><text:s text:c="3"/>-getQtag()</text:p><text:p><text:s text:c="3"/>-setQtag(Tag qtag) </text:p><text:p><text:s text:c="3"/>- getqStatus()</text:p><text:p><text:s text:c="3"/>- setqStatus(Status qStatus)</text:p><text:p/><text:p/><text:p/><text:p/><text:p/></draw:text-box></draw:frame><draw:frame text:anchor-type="paragraph" draw:z-index="7" draw:name="Shape3" draw:style-name="gr7" draw:text-style-name="P45" svg:width="7.356cm" svg:height="12.173cm" svg:x="11.331cm" svg:y="0.434cm"><draw:text-box><text:p><text:span text:style-name="T48">Quiz</text:span></text:p><text:p>&lt;Instance Variables&gt;</text:p><text:p><text:s text:c="3"/>- List&lt;Question&gt; ques</text:p><text:p><text:s text:c="4"/>- Hashtable&lt;Tag,Integer&gt; tagCount;</text:p><text:p><text:s text:c="4"/>- Hashtable&lt;Level,Integer&gt; levelCount;</text:p><text:p/><text:p/><text:p>&lt;Constructor&gt;</text:p><text:p><text:s text:c="3"/>- Quiz()</text:p><text:p><text:s text:c="3"/></text:p><text:p>&lt;Methods &gt;</text:p><text:p><text:s text:c="3"/>- quesValidity()</text:p><text:p><text:s text:c="3"/>- printQuizQues()</text:p><text:p><text:s text:c="3"/>- printQuizDetails( )</text:p><text:p><text:s text:c="3"/>-getQues()</text:p><text:p><text:s text:c="3"/>-setQues(List&lt;Question&gt; ques)</text:p><text:p><text:s text:c="3"/>-getTagCount()</text:p><text:p><text:s text:c="3"/>-setTagCount(Hashtable tagCount)</text:p><text:p><text:s text:c="3"/>- getLevelCount()</text:p><text:p><text:s text:c="3"/>- <text:s/>setLevelCount(Hashtable levelCount)</text:p><text:p/></draw:text-box></draw:frame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draw:frame text:anchor-type="paragraph" draw:z-index="8" draw:name="Shape3" draw:style-name="gr8" draw:text-style-name="P45" svg:width="3.864cm" svg:height="3.897cm" svg:x="1.012cm" svg:y="0.91cm"><draw:text-box><text:p><text:span text:style-name="T48">ReadInputFile</text:span></text:p><text:p><text:span text:style-name="T48"/></text:p><text:p><text:span text:style-name="T48"/></text:p><text:p><text:span text:style-name="T49">Methods</text:span><text:span text:style-name="T48">-</text:span></text:p><text:p>-readFile()</text:p><text:p/><text:p/><text:p/></draw:text-box></draw:frame><draw:frame text:anchor-type="paragraph" draw:z-index="9" draw:name="Shape3" draw:style-name="gr9" draw:text-style-name="P45" svg:width="9.155cm" svg:height="9.739cm" svg:x="6.172cm" svg:y="0.699cm"><draw:text-box><text:p><text:span text:style-name="T48">CheckQuesPool</text:span></text:p><text:p><text:span text:style-name="T48"/></text:p><text:p><text:span text:style-name="T49"><text:s/></text:span><text:span text:style-name="T49">&lt;Instance Vairables&gt;</text:span></text:p><text:p><text:span text:style-name="T49"><text:s text:c="2"/></text:span><text:span text:style-name="T49">- List&lt;Question&gt; qs;</text:span></text:p><text:p><text:span text:style-name="T49"><text:s text:c="2"/></text:span><text:span text:style-name="T49">- int[][] check_matrix</text:span></text:p><text:p><text:span text:style-name="T49"/></text:p><text:p><text:span text:style-name="T49"><text:s/></text:span><text:span text:style-name="T49">&lt;Constructor&gt;</text:span></text:p><text:p><text:span text:style-name="T49"><text:s text:c="2"/></text:span><text:span text:style-name="T49">- CheckQuesPool(List&lt;Question&gt;)</text:span></text:p><text:p><text:span text:style-name="T48"/></text:p><text:p><text:span text:style-name="T49"><text:s text:c="2"/></text:span><text:span text:style-name="T49">&lt;Methods&gt;</text:span></text:p><text:p><text:s/>- filterPool()</text:p><text:p><text:s/>- updatePoolAndMatrix()</text:p><text:p><text:s/>- checkPoolValidity()</text:p><text:p><text:s/>- printMatrix()</text:p><text:p><text:s/>- getQs()</text:p><text:p><text:s/>- setQs(List&lt;Question&gt; qs)</text:p><text:p><text:s/>- getCheck_matrix()</text:p><text:p><text:s/>- setCheck_matrix(int[][] check_matrix)</text:p><text:p/><text:p/></draw:text-box></draw:frame><draw:frame text:anchor-type="paragraph" draw:z-index="10" draw:name="Shape3" draw:style-name="gr10" draw:text-style-name="P45" svg:width="11.881cm" svg:height="13.634cm" svg:x="0.272cm" svg:y="12.268cm"><draw:text-box><text:p><text:span text:style-name="T48">QuizGenerator</text:span></text:p><text:p><text:span text:style-name="T48"/></text:p><text:p><text:span text:style-name="T49"><text:s/></text:span><text:span text:style-name="T49">&lt;Instance Vairables&gt;</text:span></text:p><text:p><text:span text:style-name="T49"><text:s text:c="2"/></text:span><text:span text:style-name="T49">-Quiz quiz; </text:span></text:p><text:p><text:span text:style-name="T49"><text:s text:c="2"/></text:span><text:span text:style-name="T49">- List&lt;Question&gt; pool;</text:span></text:p><text:p><text:span text:style-name="T49"><text:s text:c="2"/></text:span><text:span text:style-name="T49">- int[][] pool_matrix;</text:span></text:p><text:p><text:span text:style-name="T49"><text:s text:c="2"/></text:span><text:span text:style-name="T49">- boolean[][] tag_level_valididity;</text:span></text:p><text:p><text:span text:style-name="T49"><text:tab/></text:span></text:p><text:p><text:span text:style-name="T49"><text:s/></text:span><text:span text:style-name="T49">&lt;Constructor&gt;</text:span></text:p><text:p><text:span text:style-name="T49"><text:s text:c="2"/></text:span><text:span text:style-name="T49">- QuizGenerator(List&lt;Question&gt; pool,int[][] pool_matrix)</text:span></text:p><text:p><text:span text:style-name="T48"/></text:p><text:p><text:span text:style-name="T49"><text:s text:c="2"/></text:span><text:span text:style-name="T49">&lt;Methods&gt;</text:span></text:p><text:p><text:s/>- generateQuiz()</text:p><text:p><text:s/>- quesTagWise(Tag tag)</text:p><text:p><text:s/>- queValidityAndProcessing(Question q)</text:p><text:p><text:s/>- minLevelCount()</text:p><text:p><text:s/>- quesLevelWise(Level level)</text:p><text:p><text:s/>- getSuitableLevel(int tagOrdinal)</text:p><text:p><text:s/>- getSuitableTag(int levelOrdinal)</text:p><text:p><text:s/>- getQFromMaxPool()</text:p><text:p><text:s/>- quesValidity(Question q)</text:p><text:p><text:s/>- generateRandomQ(List&lt;Question&gt; ques)</text:p><text:p><text:s/>- printBM(boolean[][] a)</text:p><text:p><text:s/>- getTag_level_valididity() </text:p><text:p><text:s/>- setTag_level_valididity(boolean[][] tag_level_valididity)</text:p><text:p><text:s/>- printMatrix(int[][] a)</text:p><text:p/><text:p/></draw:text-box></draw:frame><text:soft-page-break/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4"><text:soft-page-break/><text:span text:style-name="T39"/></text:p>
      <text:p text:style-name="P44"><text:span text:style-name="T39"/></text:p>
      <text:p text:style-name="P44"><draw:frame text:anchor-type="paragraph" draw:z-index="11" draw:name="Shape3" draw:style-name="gr11" draw:text-style-name="P45" svg:width="9.155cm" svg:height="7.04cm" svg:x="1.092cm" svg:y="0.699cm"><draw:text-box><text:p><text:span text:style-name="T48">AllQuizGenerator</text:span></text:p><text:p><text:span text:style-name="T48"/></text:p><text:p><text:span text:style-name="T49"><text:s/></text:span><text:span text:style-name="T49">&lt;Instance Vairables&gt;</text:span></text:p><text:p><text:span text:style-name="T49"><text:s text:c="2"/></text:span><text:span text:style-name="T49">-List&lt;Quiz&gt; quizList;</text:span></text:p><text:p><text:span text:style-name="T49"><text:s/></text:span><text:span text:style-name="T49">- CheckQuesPool pool;</text:span></text:p><text:p><text:span text:style-name="T49"/></text:p><text:p><text:span text:style-name="T49"><text:s/></text:span><text:span text:style-name="T49">&lt;Constructor&gt;</text:span></text:p><text:p><text:span text:style-name="T49"><text:s text:c="2"/></text:span><text:span text:style-name="T49">- AllQuizGenerator(List&lt;Question&gt; qs)</text:span></text:p><text:p><text:span text:style-name="T48"/></text:p><text:p><text:span text:style-name="T49"><text:s text:c="2"/></text:span><text:span text:style-name="T49">&lt;Methods&gt;</text:span></text:p><text:p><text:s/>-List&lt;Quiz&gt; generateMaxNoQuiz()</text:p><text:p><text:s/></text:p></draw:text-box></draw:frame><draw:frame text:anchor-type="paragraph" draw:z-index="12" draw:name="Shape3" draw:style-name="gr12" draw:text-style-name="P45" svg:width="9.155cm" svg:height="3.68cm" svg:x="1.171cm" svg:y="9.324cm"><draw:text-box><text:p><text:span text:style-name="T48">TestEGMATAssignment</text:span></text:p><text:p><text:span text:style-name="T48"/></text:p><text:p><text:span text:style-name="T49"><text:s text:c="2"/></text:span><text:span text:style-name="T49">&lt;Methods&gt;</text:span></text:p><text:p><text:s/>-main(String args[])</text:p><text:p><text:s/></text:p></draw:text-box></draw:frame><text:span text:style-name="T3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5:45:57.884701130</meta:creation-date>
    <dc:date>2019-07-14T21:07:25.368159008</dc:date>
    <meta:editing-duration>PT4H7M36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8" meta:paragraph-count="197" meta:word-count="1208" meta:character-count="7079" meta:non-whitespace-character-count="5488"/>
  </office:meta>
</office:document-meta>
</file>